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6" style:family="paragraph" style:parent-style-name="Standard">
      <style:paragraph-properties fo:margin-top="0in" fo:margin-bottom="0in" style:contextual-spacing="false" fo:line-height="115%" style:writing-mode="lr-tb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15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</style:style>
    <style:style style:name="P11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5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ineração</text:span><text:span text:style-name="T1"> </text:span><text:span text:style-name="T1">dos</text:span><text:span text:style-name="T1"> </text:span><text:span text:style-name="T1">dados</text:span><text:span text:style-name="T1"> </text:span><text:span text:style-name="T1">financeiros</text:span><text:span text:style-name="T1">/</text:span><text:span text:style-name="T1">eleitorais</text:span><text:span text:style-name="T1"> </text:span><text:span text:style-name="T1">presentes</text:span><text:span text:style-name="T1"> </text:span><text:span text:style-name="T1">no</text:span><text:span text:style-name="T1"> </text:span><text:span text:style-name="T1">TSE</text:span></text:p>
      <text:p text:style-name="P3"/>
      <text:p text:style-name="P1"><text:span text:style-name="T1">Descrição</text:span><text:span text:style-name="T1"> </text:span><text:span text:style-name="T1">do</text:span><text:span text:style-name="T1"> </text:span><text:span text:style-name="T1">cenário</text:span></text:p>
      <text:p text:style-name="P2"/>
      <text:p text:style-name="P1">O sistema irá extrair dos dados brutos presentes no TSE [1] informações relevantes para o eleitor. O que é relevante:</text:p>
      <text:list xml:id="list7456885419981234902" text:style-name="LS1">
        <text:list-item>
          <text:p text:style-name="P5">Prestação de contas por partido/candidato;</text:p>
        </text:list-item>
        <text:list-item>
          <text:p text:style-name="P5">Custos das campanhas por ano : qual partido gasta mais por campanha;</text:p>
        </text:list-item>
        <text:list-item>
          <text:p text:style-name="P5">Dinheiro gasto X partido/candidato eleito;</text:p>
        </text:list-item>
        <text:list-item>
          <text:p text:style-name="P5">Comparativo pessoas físicas X jurídicas X fundo partidário; </text:p>
        </text:list-item>
        <text:list-item>
          <text:p text:style-name="P5"><office:annotation><dc:date>0000-00-00T00:00:00</dc:date><text:p text:style-name="P15"><text:span text:style-name="T5">Tiago Gonçalves:</text:span></text:p><text:p text:style-name="P15"><text:span text:style-name="T5">Seria interessante a gente fazer algo q fosse interativo, intuitivo e de fácil uso para que o próprio usuário pudesse montar suas "queries". Talvez uns diagramas, sei ĺá...</text:span></text:p></office:annotation>Tratamento de informações: gráfico, tabelas, etc</text:p>
        </text:list-item>
        <text:list-item>
          <text:p text:style-name="P5">Parsing:dados brutos -&gt; informações</text:p>
        </text:list-item>
      </text:list>
      <text:p text:style-name="P6"/>
      <text:p text:style-name="P8"><text:bookmark text:name="docs-internal-guid-3f98a068-8632-6f7c-6aa5-08e6d0c8ea93"/>REQUISITOS NÃO CRUD</text:p>
      <text:p text:style-name="P9">*Os requisitos em negrito são os escolhidos por Mário</text:p>
      <text:p text:style-name="Text_20_body"/>
      <text:list xml:id="list2700947074280114411" text:style-name="L1">
        <text:list-item>
          <text:p text:style-name="P11">O usuário deverá ser capaz de consultar a prestação de contas das eleições por partido e por candidato. Uma prestação de contas é composta por ...</text:p>
        </text:list-item>
        <text:list-item>
          <text:p text:style-name="P13">O usuário deverá ser capaz de verificar qual partido gastou mais em determinada campanha.Uma lista ….</text:p>
        </text:list-item>
        <text:list-item>
          <text:p text:style-name="P13">O dinheiro gasto deverá ser apresentado em relação ao partido, candidado não eleito e candidato eleito.</text:p>
        </text:list-item>
        <text:list-item>
          <text:p text:style-name="P11">O usuário deverá ser capaz de visualizar a origem do dinheiro gasto nas eleições.</text:p>
        </text:list-item>
        <text:list-item>
          <text:p text:style-name="P13">O dinheiro gasto nas eleições terá sua origem distribuída entre: pessoas físicas, pessoas jurídicas e fundo partidário.</text:p>
        </text:list-item>
        <text:list-item>
          <text:p text:style-name="P13">O usuário deverá ser capaz de realizar um comparativo entre partido e/ou candidado que obteve maior doação por pessoa física/jurídica/fundo partidário e seu índice de candidatos eleitos.</text:p>
        </text:list-item>
        <text:list-item>
          <text:p text:style-name="P11">O usuário deverá ser capaz de verificar quais pessoas físicas e quais pessoas jurídicas doaram a um partido e/ou candidato em determinada eleição.</text:p>
        </text:list-item>
        <text:list-item>
          <text:p text:style-name="P11">O usuário deverá ser capaz de visualizar informações como nome, cnpj, um resumo da empresa, tipo de empresa , segmento da indústria, ano de fundação, localização, faturamento, lucro e informações apresentadas na mídia da pessoa jurídica doadora.</text:p>
        </text:list-item>
        <text:list-item>
          <text:p text:style-name="P11">O usuário deverá ser capaz de visualizar informações como nome, cpf, um resumo sobre a pessoa, nacionalidade, local de nascimento e informações apresentadas na mídia da pessoa física doadora.</text:p>
        </text:list-item>
        <text:list-item>
          <text:p text:style-name="P13">Um gráfico padrão da relação doação em campanha X tipo de doação (física, jurídica e fundo) será apresentado.</text:p>
        </text:list-item>
        <text:list-item>
          <text:p text:style-name="P13">Um ranqueamento será apresentado dos maiores doadores de campanha de determinada eleição e qual partido foi o maior beneficiado.</text:p>
        </text:list-item>
        <text:list-item>
          <text:p text:style-name="P13">O usuário deverá ser capaz de verificar a relação eleitores X eleitores filiados a determinado partido.</text:p>
        </text:list-item>
        <text:list-item>
          <text:p text:style-name="P11"><text:soft-page-break/>O usuário deverá ser capaz de visualizar a lista de candidatos de determinada eleição e a sua declaração de bens em determinada eleição.</text:p>
        </text:list-item>
        <text:list-item>
          <text:p text:style-name="P13">O usuário deverá ser capaz de verificar a coligação entre partidos por eleição e por região.</text:p>
        </text:list-item>
        <text:list-item>
          <text:p text:style-name="P13">O usuário deverá ser capaz de verificar um mapa do perfil do eleitor. Neste mapa será apresentado a relação quantidade de eleitores por região em determinada eleição.</text:p>
        </text:list-item>
        <text:list-item>
          <text:p text:style-name="P13">O usuário deverá ser capaz de realizar um comparativo de índice de alfabetismo por eleição e por região.</text:p>
        </text:list-item>
        <text:list-item>
          <text:p text:style-name="P13">O usuário deverá ser capaz de realizar um comparativo de sexo por eleição e por região.</text:p>
        </text:list-item>
        <text:list-item>
          <text:p text:style-name="P11">O usuário deverá ser capaz de realizar um comparativo de idade por eleição e por região.</text:p>
        </text:list-item>
        <text:list-item>
          <text:p text:style-name="P13">O usuario deverá ser capaz de realizar o comparativo entre UF X MUNICÍPIO X ZONA ELEITORAL X SEÇÃO ELEITORAL X NÚMERO DO VOTÁVEL X QUANTIDADE DE VOTOS X ABSTENÇÕES.</text:p>
        </text:list-item>
        <text:list-item>
          <text:p text:style-name="P13">O usuário deverá ser capaz de montar suas próprias consultas baseadas em informações pré-definidas.</text:p>
        </text:list-item>
      </text:list>
      <text:p text:style-name="Text_20_body"/>
      <text:p text:style-name="P7">REQUISITOS CRUD</text:p>
      <text:p text:style-name="Text_20_body"/>
      <text:list xml:id="list8105138139432790362" text:style-name="L2">
        <text:list-item>
          <text:p text:style-name="P12">Os dados do eleitorado deverão ser consultados do repositório do Tribunal Superior Eleitoral [1].</text:p>
        </text:list-item>
        <text:list-item>
          <text:p text:style-name="P14">Os dados dos candidatos deverão ser consultados do repositório do Tribunal Superior Eleitoral [1].</text:p>
        </text:list-item>
        <text:list-item>
          <text:p text:style-name="P14">Os dados do resultado das eleições deverão ser consultados do repositório do Tribunal Superior Eleitoral [1].</text:p>
        </text:list-item>
        <text:list-item>
          <text:p text:style-name="P12">Os dados das prestações de contas deverão ser consultados do repositório do Tribunal Superior Eleitoral [1].</text:p>
        </text:list-item>
        <text:list-item>
          <text:p text:style-name="P12">As informações adicionais a respeito das pessoas físicas e jurídicas deverão ser consultadas das bases de conhecimento disponíveis na internet.</text:p>
        </text:list-item>
        <text:list-item>
          <text:p text:style-name="P14">Informações como localização do usuário requisitante, data de consulta, sexo, idade, orientação política e qual consulta realizada serão persistidas para geração de dados estatísticos quanto ao perfil do usuário.</text:p>
        </text:list-item>
        <text:list-item>
          <text:p text:style-name="P14">Cadastrar as pessoas físicas em banco local a partir do parser dos dados brutos [1].</text:p>
        </text:list-item>
        <text:list-item>
          <text:p text:style-name="P14">Cadastrar as doações em banco local a partir do parser dos dados brutos [1].</text:p>
        </text:list-item>
        <text:list-item>
          <text:p text:style-name="P14">Cadastrar partidos políticos em banco local.</text:p>
        </text:list-item>
        <text:list-item>
          <text:p text:style-name="P14">Cadastrar candidatos por ano em banco local.</text:p>
        </text:list-item>
        <text:list-item>
          <text:p text:style-name="P14">Cadastrar candidatos eleitos em banco local.</text:p>
        </text:list-item>
      </text:list>
      <text:p text:style-name="Text_20_body"/>
      <text:p text:style-name="P10"><text:span text:style-name="T3">[1] </text:span><text:a xlink:type="simple" xlink:href="http://www.tse.jus.br/eleicoes/estatisticas/repositorio-de-dados-eleitorais"><text:span text:style-name="T4">http://www.tse.jus.br/eleicoes/estatisticas/repositorio-de-dados-eleitorai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Nilton Vasques</dc:creator>
    <meta:editing-cycles>2</meta:editing-cycles>
    <dc:date>2014-01-12T08:25:21</dc:date>
    <meta:editing-duration>P0D</meta:editing-duration>
    <meta:document-statistic meta:table-count="0" meta:image-count="0" meta:object-count="0" meta:page-count="2" meta:paragraph-count="44" meta:word-count="697" meta:character-count="4406" meta:non-whitespace-character-count="3789"/>
  </office:meta>
</office:document-meta>
</file>